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1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3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8.963cm"/>
    </style:style>
    <style:style style:name="P1" style:family="paragraph">
      <style:text-properties fo:font-size="54pt"/>
    </style:style>
    <style:style style:name="P2" style:family="paragraph">
      <loext:graphic-properties draw:fill-color="#ffffff"/>
      <style:text-properties fo:font-size="54pt"/>
    </style:style>
    <style:style style:name="P3" style:family="paragraph">
      <loext:graphic-properties draw:fill-color="#ffffff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P6" style:family="paragraph">
      <style:text-properties fo:font-size="44pt"/>
    </style:style>
    <style:style style:name="P7" style:family="paragraph">
      <loext:graphic-properties draw:fill-color="#ffffff"/>
      <style:text-properties fo:font-size="44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 text:style-name="P1">Primeira Essência</text:p>
            <text:p text:style-name="P1"><text:span text:style-name="T1">Anderson Fre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2">Estou no meu jardim</text:span></text:p>
            <text:p text:style-name="P4"><text:span text:style-name="T2">Tranquei a porta, abri meu coração</text:span></text:p>
            <text:p text:style-name="P4"><text:span text:style-name="T2">Reguei minhas raízes com</text:span></text:p>
            <text:p text:style-name="P4"><text:span text:style-name="T2">minhas lágrimas</text:span></text:p>
            <text:p text:style-name="P4"><text:span text:style-name="T2">Gotas de ad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2">Senhor, não quero que os meus olhos percam o brilho</text:span></text:p>
            <text:p text:style-name="P4"><text:span text:style-name="T2">do Primeiro Am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2">Não quero que em mim se perca</text:span></text:p>
            <text:p text:style-name="P4"><text:span text:style-name="T2">O desejo de te ador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2">Vem, Senhor, e me</text:span></text:p>
            <text:p text:style-name="P4"><text:span text:style-name="T2">resgata todos os dias</text:span></text:p>
            <text:p text:style-name="P4"><text:span text:style-name="T2">Só pra te ador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3" draw:text-style-name="P7" draw:layer="layout" svg:width="25.199cm" svg:height="19.363cm" svg:x="1.4cm" svg:y="0.837cm" presentation:class="subtitle" presentation:user-transformed="true">
          <draw:text-box>
            <text:p text:style-name="P6">Quero ser teu bom perfume</text:p>
            <text:p text:style-name="P6">Primeira essência</text:p>
            <text:p text:style-name="P6">Teu jardim particula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3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2">Estou no meu jardim</text:span></text:p>
            <text:p text:style-name="P4"><text:span text:style-name="T2">Tranquei a porta, abri meu coração</text:span></text:p>
            <text:p text:style-name="P4"><text:span text:style-name="T2">Reguei minhas raízes com</text:span></text:p>
            <text:p text:style-name="P4"><text:span text:style-name="T2">minhas lágrimas</text:span></text:p>
            <text:p text:style-name="P4"><text:span text:style-name="T2">Gotas de ad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2">Senhor, não quero que os meus olhos percam o brilho</text:span></text:p>
            <text:p text:style-name="P4"><text:span text:style-name="T2">do Primeiro Am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2">Não quero que em mim se perca</text:span></text:p>
            <text:p text:style-name="P4"><text:span text:style-name="T2">O desejo de te ador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2">Vem, Senhor, e me</text:span></text:p>
            <text:p text:style-name="P4"><text:span text:style-name="T2">resgata todos os dias</text:span></text:p>
            <text:p text:style-name="P4"><text:span text:style-name="T2">Só pra te ador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3" draw:text-style-name="P7" draw:layer="layout" svg:width="25.199cm" svg:height="19.363cm" svg:x="1.4cm" svg:y="0.837cm" presentation:class="subtitle" presentation:user-transformed="true">
          <draw:text-box>
            <text:p text:style-name="P6">Quero ser teu bom perfume</text:p>
            <text:p text:style-name="P6">Primeira essência</text:p>
            <text:p text:style-name="P6">Teu jardim particular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3" draw:text-style-name="P7" draw:layer="layout" svg:width="25.199cm" svg:height="19.363cm" svg:x="1.4cm" svg:y="0.837cm" presentation:class="subtitle" presentation:user-transformed="true">
          <draw:text-box>
            <text:p text:style-name="P6">Te adoro</text:p>
            <text:p text:style-name="P6">Te adoro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draw:frame presentation:style-name="pr1" draw:text-style-name="P7" draw:layer="layout" svg:width="25.199cm" svg:height="19.163cm" svg:x="1.4cm" svg:y="0.837cm" presentation:class="subtitle" presentation:user-transformed="true">
          <draw:text-box>
            <text:p text:style-name="P6">Vem sobre mim, Senhor</text:p>
            <text:p text:style-name="P6">Vem sobre mim, Senhor</text:p>
            <text:p text:style-name="P6">Vem sobre mim, Senhor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32">
        <draw:frame presentation:style-name="pr3" draw:text-style-name="P7" draw:layer="layout" svg:width="25.199cm" svg:height="19.363cm" svg:x="1.4cm" svg:y="0.837cm" presentation:class="subtitle" presentation:user-transformed="true">
          <draw:text-box>
            <text:p text:style-name="P6">Te adoro</text:p>
            <text:p text:style-name="P6">Te adoro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32">
        <draw:frame presentation:style-name="pr1" draw:text-style-name="P7" draw:layer="layout" svg:width="25.199cm" svg:height="19.163cm" svg:x="1.4cm" svg:y="0.837cm" presentation:class="subtitle" presentation:user-transformed="true">
          <draw:text-box>
            <text:p text:style-name="P6">Vem sobre mim, Senhor</text:p>
            <text:p text:style-name="P6">Vem sobre mim, Senhor</text:p>
            <text:p text:style-name="P6">Vem sobre mim, Senhor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2">Vem, Senhor, e me</text:span></text:p>
            <text:p text:style-name="P4"><text:span text:style-name="T2">resgata todos os dias</text:span></text:p>
            <text:p text:style-name="P4"><text:span text:style-name="T2">Só pra te ador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32">
        <draw:frame presentation:style-name="pr3" draw:text-style-name="P7" draw:layer="layout" svg:width="25.199cm" svg:height="19.363cm" svg:x="1.4cm" svg:y="0.837cm" presentation:class="subtitle" presentation:user-transformed="true">
          <draw:text-box>
            <text:p text:style-name="P6">Quero ser teu bom perfume</text:p>
            <text:p text:style-name="P6">Primeira essência</text:p>
            <text:p text:style-name="P6">Teu jardim particular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8T10:18:27.140944836</meta:creation-date>
    <dc:date>2015-11-28T10:58:57.510798306</dc:date>
    <meta:editing-duration>PT40M27S</meta:editing-duration>
    <meta:editing-cycles>11</meta:editing-cycles>
    <meta:generator>LibreOffice/4.4.6.3$Linux_X86_64 LibreOffice_project/40m0$Build-3</meta:generator>
    <meta:document-statistic meta:object-count="72"/>
  </office:meta>
</office:document-meta>
</file>